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ário</text:p>
      <text:p text:style-name="Standard"/>
      <text:p text:style-name="Standard">Produto – É um item vendido por um mercado que contém atributos (marca, nome, preço, tipo, etc)</text:p>
      <text:p text:style-name="Standard"/>
      <text:p text:style-name="Standard">Classe de produto – É equivalente a seção que um produto é normalmente encontrado em um supermercado comum. Ex: Padaria, açougue, casa, animais, etc.</text:p>
      <text:p text:style-name="Standard"/>
      <text:p text:style-name="Standard">Tipo de produto: É referente a categoria que o produto está inserido. Ex: leite fermentado, ovo.</text:p>
      <text:p text:style-name="Standard"/>
      <text:p text:style-name="Standard">Nome do produto: É o nome do produto dado por alguma marca. Ex: OMO, bisnaguinha.</text:p>
      <text:p text:style-name="Standard"/>
      <text:p text:style-name="Standard">Marca do produto: É o fabricante do produto. Ex: Sadia, Vigor.</text:p>
      <text:p text:style-name="Standard"/>
      <text:p text:style-name="Standard">Carrinho: É uma abstração referente ao conjunto de produtos que o usuário deseja comprar.</text:p>
      <text:p text:style-name="Standard"/>
      <text:p text:style-name="Standard">Sidebar do carrinho: É uma área do site que deixará visível o conteúdo do carrinho, bem como o valor total do pedido.</text:p>
      <text:p text:style-name="Standard"/>
      <text:p text:style-name="Standard">Mercado – O mercado é o fornecedor dos produtos, ele que interage com o cliente através do software assim ele vende e entrega seus produtos.</text:p>
      <text:p text:style-name="Standard"/>
      <text:p text:style-name="Standard">Promoção: É uma anormalidade intencional nos atributos de venda do produto, como preço ou/e quantidade. De acordo com a vontade do mercado.</text:p>
      <text:p text:style-name="Standard"/>
      <text:p text:style-name="Standard">Cliente – É o comprador dos produtos, ele seleciona o supermercado e os produtos para efetuar suas compras.</text:p>
      <text:p text:style-name="Standard"/>
      <text:p text:style-name="Standard">Venda – Uma sequência de passos que, ao final deles, o cliente recebe os produtos listados em seu carrinho.</text:p>
      <text:p text:style-name="Standard"/>
      <text:p text:style-name="Standard"/>
      <text:p text:style-name="P1">Visão</text:p>
      <text:p text:style-name="P1"/>
      <text:p text:style-name="P2">Introdução</text:p>
      <text:list xml:id="list1745399052" text:style-name="L1">
        <text:list-item>
          <text:p text:style-name="P3"><text:span text:style-name="T1">Este é um software de intermédio entre um mercado e um cliente, possibilitando a venda e compra por meio da internet.</text:span></text:p>
        </text:list-item>
      </text:list>
      <text:p text:style-name="P2"/>
      <text:p text:style-name="P2">Função do mercado</text:p>
      <text:list xml:id="list1804538331" text:style-name="L2">
        <text:list-item>
          <text:p text:style-name="P5">Deixa disponíveis seus produtos aos clientes.</text:p>
        </text:list-item>
        <text:list-item>
          <text:p text:style-name="P5">Cadastrar produtos</text:p>
        </text:list-item>
        <text:list-item>
          <text:p text:style-name="P5">Criar promoções</text:p>
        </text:list-item>
        <text:list-item>
          <text:p text:style-name="P5">Entregar produtos</text:p>
        </text:list-item>
        <text:list-item>
          <text:p text:style-name="P5">Receber pagamento</text:p>
        </text:list-item>
      </text:list>
      <text:p text:style-name="P4"/>
      <text:p text:style-name="P2">Função do cliente</text:p>
      <text:list xml:id="list1315621261" text:style-name="L3">
        <text:list-item>
          <text:p text:style-name="P6">Escolher mercado</text:p>
        </text:list-item>
        <text:list-item>
          <text:p text:style-name="P6">Monta o carrinho</text:p>
        </text:list-item>
        <text:list-item>
          <text:p text:style-name="P6">Receber produtos</text:p>
        </text:list-item>
        <text:list-item>
          <text:p text:style-name="P6">Efetuar pagamento</text:p>
        </text:list-item>
      </text:list>
      <text:p text:style-name="P4"/>
      <text:p text:style-name="P2">Função do software</text:p>
      <text:p text:style-name="P2"><text:soft-page-break/></text:p>
      <text:list xml:id="list2029484485" text:style-name="L4">
        <text:list-item>
          <text:p text:style-name="P7">Manda o carrinho que o cliente montou para o mercado escolhido</text:p>
        </text:list-item>
        <text:list-item>
          <text:p text:style-name="P7">Exibe os supermercados e os seus produt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ALERIO</meta:initial-creator>
    <meta:creation-date>2015-09-29T19:12:37</meta:creation-date>
    <dc:date>2015-09-29T19:47:00</dc:date>
    <dc:creator>DANIEL VALERIO</dc:creator>
    <meta:editing-duration>PT2M29S</meta:editing-duration>
    <meta:editing-cycles>1</meta:editing-cycles>
    <meta:document-statistic meta:table-count="0" meta:image-count="0" meta:object-count="0" meta:page-count="2" meta:paragraph-count="29" meta:word-count="289" meta:character-count="1667" meta:non-whitespace-character-count="1419"/>
    <meta:generator>LibreOffice/3.5$Linux_x86 LibreOffice_project/350m1$Build-2</meta:generator>
  </office:meta>
</office:document-meta>
</file>